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draw:marker-start="Arrow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draw:marker-start-width="0.275cm" draw:marker-end-width="0.275cm" draw:fill="gradient" draw:fill-color="#e6e6e6" draw:fill-gradient-name="Radial_20_sun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46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svg:stroke-width="0.05cm" draw:marker-start="Circle" draw:marker-start-width="0.375cm" draw:marker-end="Line_20_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Lucida Sans Unicode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0.516cm" svg:y1="7.2cm" svg:x2="2.516cm" svg:y2="5.2cm">
          <text:p/>
        </draw:line>
        <draw:polyline draw:style-name="gr2" draw:text-style-name="P1" draw:layer="layout" svg:width="7.499cm" svg:height="6.999cm" svg:x="0.516cm" svg:y="0.2cm" svg:viewBox="0 0 7500 7000" draw:points="0,0 0,7000 7500,7000">
          <text:p/>
        </draw:polyline>
        <draw:line draw:style-name="gr1" draw:text-style-name="P1" draw:layer="layout" svg:x1="7.516cm" svg:y1="5.2cm" svg:x2="0.516cm" svg:y2="5.2cm">
          <text:p/>
        </draw:line>
        <draw:line draw:style-name="gr1" draw:text-style-name="P1" draw:layer="layout" svg:x1="2.516cm" svg:y1="7.2cm" svg:x2="2.516cm" svg:y2="0.7cm">
          <text:p/>
        </draw:line>
        <draw:line draw:style-name="gr1" draw:text-style-name="P1" draw:layer="layout" svg:x1="4.516cm" svg:y1="7.2cm" svg:x2="4.516cm" svg:y2="1.2cm">
          <text:p/>
        </draw:line>
        <draw:line draw:style-name="gr1" draw:text-style-name="P1" draw:layer="layout" svg:x1="4.516cm" svg:y1="7.2cm" svg:x2="4.516cm" svg:y2="0.7cm">
          <text:p/>
        </draw:line>
        <draw:line draw:style-name="gr1" draw:text-style-name="P1" draw:layer="layout" svg:x1="7.516cm" svg:y1="3.2cm" svg:x2="0.516cm" svg:y2="3.2cm">
          <text:p/>
        </draw:line>
        <draw:line draw:style-name="gr1" draw:text-style-name="P1" draw:layer="layout" svg:x1="7.516cm" svg:y1="3.2cm" svg:x2="0.516cm" svg:y2="3.2cm">
          <text:p/>
        </draw:line>
        <draw:line draw:style-name="gr1" draw:text-style-name="P1" draw:layer="layout" svg:x1="0.516cm" svg:y1="5.2cm" svg:x2="2.516cm" svg:y2="3.2cm">
          <text:p/>
        </draw:line>
        <draw:line draw:style-name="gr1" draw:text-style-name="P1" draw:layer="layout" svg:x1="2.516cm" svg:y1="7.2cm" svg:x2="4.516cm" svg:y2="5.2cm">
          <text:p/>
        </draw:line>
        <draw:polygon draw:style-name="gr3" draw:text-style-name="P1" draw:layer="layout" svg:width="1.999cm" svg:height="1.999cm" svg:x="2.516cm" svg:y="3.2cm" svg:viewBox="0 0 2000 2000" draw:points="0,2000 2000,2000 2000,0">
          <text:p/>
        </draw:polygon>
        <draw:frame draw:style-name="gr4" draw:layer="layout" svg:width="0.424cm" svg:height="0.48cm" svg:x="7.692cm" svg:y="7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44cm" svg:height="0.48cm" svg:x="0cm" svg:y="0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424cm" svg:height="0.48cm" svg:x="0.016cm" svg:y="2.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424cm" svg:height="0.48cm" svg:x="0.016cm" svg:y="4.9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424cm" svg:height="0.48cm" svg:x="0.016cm" svg:y="7.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424cm" svg:height="0.48cm" svg:x="4.316cm" svg:y="7.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424cm" svg:height="0.48cm" svg:x="2.316cm" svg:y="7.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g>
          <draw:frame draw:style-name="gr4" draw:layer="layout" svg:width="1.693cm" svg:height="1.559cm" svg:x="9.123cm" svg:y="2.862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ustom-shape draw:style-name="gr5" draw:text-style-name="P2" draw:layer="layout" svg:width="0.5cm" svg:height="1.717cm" svg:x="8.716cm" svg:y="2.78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line draw:style-name="gr6" draw:text-style-name="P1" draw:layer="layout" svg:x1="3.48cm" svg:y1="4.554cm" svg:x2="8.516cm" svg:y2="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46" draw:display-name="Gradient 46" draw:style="linear" draw:start-color="#000000" draw:end-color="#ffffff" draw:start-intensity="100%" draw:end-intensity="100%" draw:angle="0" draw:border="0%"/>
    <draw:gradient draw:name="Radial_20_sun" draw:display-name="Radial sun" draw:style="radial" draw:cx="50%" draw:cy="50%" draw:start-color="#ccccff" draw:end-color="#ffffff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8cm" fo:page-height="7.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ulien Ponge</meta:initial-creator>
    <meta:creation-date>2007-06-27T18:36:22</meta:creation-date>
    <dc:creator>Julien Ponge</dc:creator>
    <dc:date>2008-03-25T10:04:50</dc:date>
    <meta:editing-cycles>10</meta:editing-cycles>
    <meta:editing-duration>PT23M13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n>0</math:mn>
    <math:annotation math:encoding="StarMath 5.0">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row>
              <math:mn>1</math:mn>
              <math:mo math:stretchy="false">&lt;</math:mo>
              <math:mi>x</math:mi>
            </math:mrow>
            <math:mo math:stretchy="false">&lt;</math:mo>
            <math:mn>2</math:mn>
          </math:mrow>
        </math:mtd>
      </math:mtr>
      <math:mtr>
        <math:mtd>
          <math:mrow>
            <math:mrow>
              <math:mn>1</math:mn>
              <math:mo math:stretchy="false">&lt;</math:mo>
              <math:mi>y</math:mi>
            </math:mrow>
            <math:mo math:stretchy="false">&lt;</math:mo>
            <math:mn>2</math:mn>
          </math:mrow>
        </math:mtd>
      </math:mtr>
      <math:mtr>
        <math:mtd>
          <math:mrow>
            <math:mrow>
              <math:mo math:stretchy="false">{</math:mo>
              <math:mi>x</math:mi>
              <math:mo math:stretchy="false">}</math:mo>
            </math:mrow>
            <math:mo math:stretchy="false">&lt;</math:mo>
            <math:mrow>
              <math:mo math:stretchy="false">{</math:mo>
              <math:mi>y</math:mi>
              <math:mo math:stretchy="false">}</math:mo>
            </math:mrow>
          </math:mrow>
        </math:mtd>
      </math:mtr>
    </math:mtable>
    <math:annotation math:encoding="StarMath 5.0">matrix{
1 &lt; x &lt; 2 ##
1 &lt; y &lt; 2 ##
lbrace x rbrace &lt; lbrace y rbrace
}</math:annotation>
  </math:semantics>
</math:math>
</file>